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8c15e" officeooo:paragraph-rsid="0018c15e" style:font-size-asian="17.5pt" style:font-size-complex="20pt"/>
    </style:style>
    <style:style style:name="P2" style:family="paragraph" style:parent-style-name="Standard">
      <style:paragraph-properties fo:text-align="justify" style:justify-single-word="false"/>
      <style:text-properties fo:font-size="12pt" officeooo:rsid="0018c15e" officeooo:paragraph-rsid="0018c15e" style:font-size-asian="12pt" style:font-size-complex="12pt"/>
    </style:style>
    <style:style style:name="P3" style:family="paragraph" style:parent-style-name="Standard">
      <style:paragraph-properties fo:text-align="justify" style:justify-single-word="false"/>
      <style:text-properties fo:font-size="12pt" officeooo:rsid="0018f17d" officeooo:paragraph-rsid="0018f17d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rsid="0018f17d" officeooo:paragraph-rsid="0018c15e" style:font-size-asian="12pt" style:font-size-complex="12pt"/>
    </style:style>
    <style:style style:name="T1" style:family="text">
      <style:text-properties officeooo:rsid="0018f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print 1 Backlog</text:p>
      <text:p text:style-name="P1"/>
      <text:p text:style-name="P1"/>
      <text:p text:style-name="P2">POR – A primeira <text:span text:style-name="T1">sprint </text:span>será destinada à modelagem das tabelas do banco de dados.</text:p>
      <text:p text:style-name="P2"/>
      <text:p text:style-name="P3">- Tabela PedidoLanche: Utilizada para relacionamento entre as tabelas pedido e lanche. Possui as colunas id, pedido_id, lanche_id, quantidade e total</text:p>
      <text:p text:style-name="P3"/>
      <text:p text:style-name="P3">- Tabela Lanche: Cadastra os lanches ao cardápio da lanchonete. Possui as colunas id, nome, valor e pedidos</text:p>
      <text:p text:style-name="P3"/>
      <text:p text:style-name="P3">- Tabela Pedido: Efetua o pedido em si. Possui as colunas id, data, cliente e lanches</text:p>
      <text:p text:style-name="P3"/>
      <text:p text:style-name="P3">- Tabela Cliente: Cadastra novos clientes ao banco. Possui as colunas id, nome, sobrenome e telefone</text:p>
      <text:p text:style-name="P2"/>
      <text:p text:style-name="P2"/>
      <text:p text:style-name="P4">ENG – The first sprint will be destined to table modeling from the database.</text:p>
      <text:p text:style-name="P4"/>
      <text:p text:style-name="P4">- BurguerOrder Table: Utilized to maintain a relationship between the tables “orders” and “burguers”. Contains id, order_id, burguer_id, quantity and total</text:p>
      <text:p text:style-name="P4"/>
      <text:p text:style-name="P4">- Burguer table: Registers all burguers to the shop’s menu. Contains id, name, price and orders as columns</text:p>
      <text:p text:style-name="P4"/>
      <text:p text:style-name="P4">- Order Table: Makes the actual order slip. Contains id, date, customer and burguers as tables</text:p>
      <text:p text:style-name="P4"/>
      <text:p text:style-name="P4">- Customer Table: Registers new customers to the database. Contains id, name, last name and telephone as column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7T00:26:01.718840600</meta:creation-date>
    <dc:date>2025-09-17T00:49:29.709805000</dc:date>
    <meta:editing-duration>PT13M15S</meta:editing-duration>
    <meta:editing-cycles>1</meta:editing-cycles>
    <meta:document-statistic meta:table-count="0" meta:image-count="0" meta:object-count="0" meta:page-count="1" meta:paragraph-count="11" meta:word-count="174" meta:character-count="1081" meta:non-whitespace-character-count="916"/>
    <meta:generator>LibreOffice/25.2.5.2$Windows_X86_64 LibreOffice_project/03d19516eb2e1dd5d4ccd751a0d6f35f35e08022</meta:generator>
  </office:meta>
</office:document-meta>
</file>